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list-style-name="L1">
      <style:text-properties style:font-name="Arial"/>
    </style:style>
    <style:style style:name="P3" style:family="paragraph" style:parent-style-name="Standard" style:list-style-name="L2">
      <style:text-properties style:font-name="Arial"/>
    </style:style>
    <style:style style:name="P4" style:family="paragraph" style:parent-style-name="Standard" style:list-style-name="L3">
      <style:text-properties style:font-name="Arial"/>
    </style:style>
    <style:style style:name="P5" style:family="paragraph" style:parent-style-name="Standard" style:list-style-name="L2"/>
    <style:style style:name="T1" style:family="text">
      <style:text-properties style:font-name="Ari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ranslate5 Stand Alone Client (Windows) – Copy&amp;Start</text:h>
      <text:p text:style-name="P1">Zum Lektorieren mit dem „Translate5 Stand Alone Client“ die folgenden Schritte durchführen:</text:p>
      <text:list xml:id="list1711403292" text:style-name="L1">
        <text:list-item>
          <text:p text:style-name="P2">Zip-Datei „translate5-stand-alone-client.zip“ entpacken.</text:p>
        </text:list-item>
        <text:list-item>
          <text:p text:style-name="P2">Den enthaltenen Ordner „xampp“ nach <text:a xlink:type="simple" xlink:href="../../../../c:/xampp">c:\xampp</text:a> verschieben</text:p>
        </text:list-item>
        <text:list-item>
          <text:p text:style-name="P2">Die enthaltene Datei „c:\xampp\xampp_start.exe“ durch Doppelklick starten</text:p>
        </text:list-item>
        <text:list-item>
          <text:p text:style-name="P2">Browser öffnen und <text:a xlink:type="simple" xlink:href="http://localhost/">http://localhost</text:a> aufrufen</text:p>
        </text:list-item>
        <text:list-item>
          <text:p text:style-name="P2">Der Rest ist selbsterklärend. Beispieldateien für einen Import liegen unter C:\xampp\htdocs\translate5Import bereit.</text:p>
        </text:list-item>
      </text:list>
      <text:p text:style-name="P1"/>
      <text:p text:style-name="P1">Hinweise bei Problemen:</text:p>
      <text:list xml:id="list1243545641" text:style-name="L2">
        <text:list-item>
          <text:p text:style-name="P3">Falls unter <text:a xlink:type="simple" xlink:href="http://localhost/">http://localhost</text:a> keine Seite von translate5 zu sehen ist: Stellen Sie bitte sicher, dass auf Ihrem Betriebssystem aktuell kein Webserver (z. B. Apache oder IIS) und kein MySQL-Server gestartet sind.</text:p>
        </text:list-item>
        <text:list-item>
          <text:p text:style-name="P5"><text:span text:style-name="T1">Sollte der Aufruf von </text:span><text:a xlink:type="simple" xlink:href="http://localhost/"><text:span text:style-name="T1">http://localhost</text:span></text:a><text:span text:style-name="T1"> automatisch auf </text:span><text:a xlink:type="simple" xlink:href="http://localhost/xampp"><text:span text:style-name="T1">http://localhost/xampp</text:span></text:a><text:span text:style-name="T1"> weiterleiten und Sie eine Startseite von xampp sehen, haben sie bereits xampp aus anderer Quelle auf Ihrem Rechner installiert. Dies kann entweder ein nativer xampp sein, oder eine Drittsoftware, die xampp nutzt. Bitte deinstallieren Sie vor der Verwendung von translate5 zunächst diese xampp-Version.</text:span></text:p>
        </text:list-item>
        <text:list-item>
          <text:p text:style-name="P3">Bei Benutzung des Internet Explorers:</text:p>
          <text:list>
            <text:list-item>
              <text:p text:style-name="P3">Sollte Ihnen translate5 zu langsam sein, empfehlen wir, einen schnelleren Browser zu nutzen (Firefox, Google Chrome oder Safari in den jeweils aktuellen Versionen)</text:p>
            </text:list-item>
          </text:list>
        </text:list-item>
      </text:list>
      <text:p text:style-name="P1"/>
      <text:p text:style-name="P1">Hinweis für Insider:</text:p>
      <text:list xml:id="list436667165" text:style-name="L3">
        <text:list-item>
          <text:p text:style-name="P4">phpMyAdmin kann unter der URL <text:a xlink:type="simple" xlink:href="http://localhost/phpMyAdmin">http://localhost/phpMyAdmin</text:a> aufgerufen werden.</text:p>
          <text:p text:style-name="P4"/>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rc </meta:initial-creator>
    <meta:creation-date>2012-06-22T16:02:23</meta:creation-date>
    <dc:date>2012-07-24T10:32:18</dc:date>
    <dc:creator>Marc </dc:creator>
    <meta:editing-duration>PT16M26S</meta:editing-duration>
    <meta:editing-cycles>9</meta:editing-cycles>
    <meta:generator>LibreOffice/3.3$Unix LibreOffice_project/330m19$Build-401</meta:generator>
    <meta:document-statistic meta:table-count="0" meta:image-count="0" meta:object-count="0" meta:page-count="1" meta:paragraph-count="14" meta:word-count="187" meta:character-count="1406"/>
  </office:meta>
</office:document-meta>
</file>